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4.369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84">
      <style:table-cell-properties style:rotation-align="none"/>
    </style:style>
    <style:style style:name="ce6" style:family="table-cell" style:parent-style-name="Default" style:data-style-name="N84">
      <style:table-cell-properties fo:border-bottom="0.06pt solid #000000" fo:border-left="none" fo:border-right="none" style:rotation-align="none" fo:border-top="none"/>
    </style:style>
    <style:style style:name="ce3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Comma" style:data-style-name="N14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zas [h]</text:p>
          </table:table-cell>
          <table:table-cell table:style-name="ce1" office:value-type="string" calcext:value-type="string">
            <text:p>Komentarz</text:p>
          </table:table-cell>
          <table:table-cell table:number-columns-repeated="1021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.5" calcext:value-type="float">
            <text:p><text:s/>1,5 <text:s/></text:p>
          </table:table-cell>
          <table:table-cell office:value-type="string" calcext:value-type="string">
            <text:p>Udział w webinarze "Wprowadzenie do Hacktyk / Scrum praktycznie - początek"</text:p>
          </table:table-cell>
          <table:table-cell table:number-columns-repeated="1021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Czysty kod na przykładzie Kotlina</text:p>
          </table:table-cell>
          <table:table-cell table:number-columns-repeated="1021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Gitflow na przykładzie CI/CD</text:p>
          </table:table-cell>
          <table:table-cell table:number-columns-repeated="1021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Błędy programistów przy pisaniu zapytań bazodanowych (i nie tylko)</text:p>
          </table:table-cell>
          <table:table-cell table:number-columns-repeated="1021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4" calcext:value-type="float">
            <text:p><text:s/>4,0 <text:s/></text:p>
          </table:table-cell>
          <table:table-cell office:value-type="string" calcext:value-type="string">
            <text:p>Java + Spring + TDD</text:p>
          </table:table-cell>
          <table:table-cell table:number-columns-repeated="1021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Wprowadzenie w świat testowania oprogramowania.</text:p>
          </table:table-cell>
          <table:table-cell table:number-columns-repeated="1021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ASP.NET Core Web API + Entity Framework Core</text:p>
          </table:table-cell>
          <table:table-cell table:number-columns-repeated="1021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Jak się integrować (z REST API)</text:p>
          </table:table-cell>
          <table:table-cell table:number-columns-repeated="1021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Podstawy Fluttera</text:p>
          </table:table-cell>
          <table:table-cell table:number-columns-repeated="1021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React crash course (Trwał +1h)</text:p>
          </table:table-cell>
          <table:table-cell table:number-columns-repeated="1021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Szybkie myki na lepsze produkty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7-08" calcext:value-type="date">
            <text:p>2020-07-08</text:p>
          </table:table-cell>
          <table:table-cell table:style-name="ce8" office:value-type="float" office:value="1" calcext:value-type="float">
            <text:p><text:s/>1,0 <text:s/></text:p>
          </table:table-cell>
          <table:table-cell table:style-name="ce9" office:value-type="string" calcext:value-type="string">
            <text:p>JavaScript i jego mechanizmy</text:p>
          </table:table-cell>
          <table:table-cell table:number-columns-repeated="1021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Prototyp Projektu Figma</text:p>
          </table:table-cell>
          <table:table-cell table:number-columns-repeated="1021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Prototyp Projektu Figma</text:p>
          </table:table-cell>
          <table:table-cell table:number-columns-repeated="1021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Prototyp Projektu Figma</text:p>
          </table:table-cell>
          <table:table-cell table:number-columns-repeated="1021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Prototyp Projektu Figma</text:p>
          </table:table-cell>
          <table:table-cell table:number-columns-repeated="1021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Prototyp Projektu Figma Mobile</text:p>
          </table:table-cell>
          <table:table-cell table:number-columns-repeated="1021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Prototyp Projektu Figma Mobile</text:p>
          </table:table-cell>
          <table:table-cell table:number-columns-repeated="1021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Prototyp Projektu Figma Mobile</text:p>
          </table:table-cell>
          <table:table-cell table:number-columns-repeated="1021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Organizacja projektu</text:p>
          </table:table-cell>
          <table:table-cell table:number-columns-repeated="1021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Spotkanie projektowe</text:p>
          </table:table-cell>
          <table:table-cell table:number-columns-repeated="1021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React Router</text:p>
          </table:table-cell>
          <table:table-cell table:number-columns-repeated="1021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Theming</text:p>
          </table:table-cell>
          <table:table-cell table:number-columns-repeated="1021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Spotkanie projektowe</text:p>
          </table:table-cell>
          <table:table-cell table:number-columns-repeated="1021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Material Card</text:p>
          </table:table-cell>
          <table:table-cell table:number-columns-repeated="1021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API Mock</text:p>
          </table:table-cell>
          <table:table-cell table:number-columns-repeated="1021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Widok Ustawień</text:p>
          </table:table-cell>
          <table:table-cell table:number-columns-repeated="1021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TeamFood</text:p>
          </table:table-cell>
          <table:table-cell table:number-columns-repeated="1021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TeamFood pt.2</text:p>
          </table:table-cell>
          <table:table-cell table:number-columns-repeated="1021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4" calcext:value-type="float">
            <text:p><text:s/>4,0 <text:s/></text:p>
          </table:table-cell>
          <table:table-cell office:value-type="string" calcext:value-type="string">
            <text:p>Frontend: Store</text:p>
          </table:table-cell>
          <table:table-cell table:number-columns-repeated="1021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Frontend: Guarded route</text:p>
          </table:table-cell>
          <table:table-cell table:number-columns-repeated="1021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Frontend: Fake Backend</text:p>
          </table:table-cell>
          <table:table-cell table:number-columns-repeated="1021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Spotkanie zespołu</text:p>
          </table:table-cell>
          <table:table-cell table:number-columns-repeated="1021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Integracja z Firebase</text:p>
          </table:table-cell>
          <table:table-cell table:number-columns-repeated="1021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Flexbox Bugfix</text:p>
          </table:table-cell>
          <table:table-cell table:number-columns-repeated="1021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4" calcext:value-type="float">
            <text:p><text:s/>4,0 <text:s/></text:p>
          </table:table-cell>
          <table:table-cell office:value-type="string" calcext:value-type="string">
            <text:p>Firebase + Flexbox → margin fix safari</text:p>
          </table:table-cell>
          <table:table-cell table:number-columns-repeated="1021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Login form logic</text:p>
          </table:table-cell>
          <table:table-cell table:number-columns-repeated="1021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Register form logic</text:p>
          </table:table-cell>
          <table:table-cell table:number-columns-repeated="1021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Learning: React hook pitfalls</text:p>
          </table:table-cell>
          <table:table-cell table:number-columns-repeated="1021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Learning: React useCallback, useMemo, useRef</text:p>
          </table:table-cell>
          <table:table-cell table:number-columns-repeated="1021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4" calcext:value-type="float">
            <text:p><text:s/>4,0 <text:s/></text:p>
          </table:table-cell>
          <table:table-cell office:value-type="string" calcext:value-type="string">
            <text:p>Learning: Integracja firebase</text:p>
          </table:table-cell>
          <table:table-cell table:number-columns-repeated="1021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Teamfood form logic</text:p>
          </table:table-cell>
          <table:table-cell table:number-columns-repeated="1021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Settings form logic</text:p>
          </table:table-cell>
          <table:table-cell table:number-columns-repeated="1021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Settings form logic pt2</text:p>
          </table:table-cell>
          <table:table-cell table:number-columns-repeated="1021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Learning: React vs Angular, Router, libs, deps</text:p>
          </table:table-cell>
          <table:table-cell table:number-columns-repeated="1021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Learning: authKey storage</text:p>
          </table:table-cell>
          <table:table-cell table:number-columns-repeated="1021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Router Transitions</text:p>
          </table:table-cell>
          <table:table-cell table:number-columns-repeated="1021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Keywording</text:p>
          </table:table-cell>
          <table:table-cell table:number-columns-repeated="1021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6" calcext:value-type="float">
            <text:p><text:s/>6,0 <text:s/></text:p>
          </table:table-cell>
          <table:table-cell office:value-type="string" calcext:value-type="string">
            <text:p>Keywording + unsplash</text:p>
          </table:table-cell>
          <table:table-cell table:number-columns-repeated="1021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9" calcext:value-type="float">
            <text:p><text:s/>9,0 <text:s/></text:p>
          </table:table-cell>
          <table:table-cell office:value-type="string" calcext:value-type="string">
            <text:p>Api connect, rewrite for &lt;formik&gt;, tweaks</text:p>
          </table:table-cell>
          <table:table-cell table:number-columns-repeated="1021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7" calcext:value-type="float">
            <text:p><text:s/>7,0 <text:s/></text:p>
          </table:table-cell>
          <table:table-cell office:value-type="string" calcext:value-type="string">
            <text:p>Code cleanup</text:p>
          </table:table-cell>
          <table:table-cell table:number-columns-repeated="1021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4" calcext:value-type="float">
            <text:p><text:s/>4,0 <text:s/></text:p>
          </table:table-cell>
          <table:table-cell office:value-type="string" calcext:value-type="string">
            <text:p>Code cleanup</text:p>
          </table:table-cell>
          <table:table-cell table:number-columns-repeated="1021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Firebase notifications documentacja + backend</text:p>
          </table:table-cell>
          <table:table-cell table:number-columns-repeated="1021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Firebase dokumentacja</text:p>
          </table:table-cell>
          <table:table-cell table:number-columns-repeated="1021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Default effects home</text:p>
          </table:table-cell>
          <table:table-cell table:number-columns-repeated="1021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6" calcext:value-type="float">
            <text:p><text:s/>6,0 <text:s/></text:p>
          </table:table-cell>
          <table:table-cell office:value-type="string" calcext:value-type="string">
            <text:p>Code cleanup</text:p>
          </table:table-cell>
          <table:table-cell table:number-columns-repeated="1021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Notifications Refactor</text:p>
          </table:table-cell>
          <table:table-cell table:number-columns-repeated="1021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" calcext:value-type="float">
            <text:p><text:s/>2,0 <text:s/></text:p>
          </table:table-cell>
          <table:table-cell office:value-type="string" calcext:value-type="string">
            <text:p>LocalStorage API key</text:p>
          </table:table-cell>
          <table:table-cell table:number-columns-repeated="1021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Notyfikacje …</text:p>
          </table:table-cell>
          <table:table-cell table:number-columns-repeated="1021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Manual Refresh</text:p>
          </table:table-cell>
          <table:table-cell table:number-columns-repeated="1021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" calcext:value-type="float">
            <text:p><text:s/>4,0 <text:s/></text:p>
          </table:table-cell>
          <table:table-cell office:value-type="string" calcext:value-type="string">
            <text:p>New usePost/useFetch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2.5" calcext:value-type="float">
            <text:p><text:s/>2,5 <text:s/></text:p>
          </table:table-cell>
          <table:table-cell office:value-type="string" calcext:value-type="string">
            <text:p>Improved Home + Route Guards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Deploy New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Rewrite Greeter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Rewrite Settings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Home Error Handling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Teamfood Rework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3" calcext:value-type="float">
            <text:p><text:s/>3,0 <text:s/></text:p>
          </table:table-cell>
          <table:table-cell office:value-type="string" calcext:value-type="string">
            <text:p>Add Finish Order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.5" calcext:value-type="float">
            <text:p><text:s/>0,5 <text:s/></text:p>
          </table:table-cell>
          <table:table-cell office:value-type="string" calcext:value-type="string">
            <text:p>Make Responsive Sizer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Token JWT Decode</text:p>
          </table:table-cell>
          <table:table-cell table:number-columns-repeated="1021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" calcext:value-type="float">
            <text:p><text:s/>1,0 <text:s/></text:p>
          </table:table-cell>
          <table:table-cell office:value-type="string" calcext:value-type="string">
            <text:p>Layout Dynamic Home</text:p>
          </table:table-cell>
          <table:table-cell table:number-columns-repeated="1021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.5" calcext:value-type="float">
            <text:p><text:s/>2,5 <text:s/></text:p>
          </table:table-cell>
          <table:table-cell office:value-type="string" calcext:value-type="string">
            <text:p>Push Master</text:p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formula="of:=SUM([.B2:.B95])" office:value-type="float" office:value="165.5" calcext:value-type="float">
            <text:p><text:s/>165,5 <text:s/></text:p>
          </table:table-cell>
          <table:table-cell office:value-type="string" calcext:value-type="string">
            <text:p>Suma godzin</text:p>
          </table:table-cell>
          <table:table-cell table:number-columns-repeated="1021"/>
        </table:table-row>
        <table:table-row table:style-name="ro1">
          <table:table-cell/>
          <table:table-cell table:formula="of:=160-[.B96]" office:value-type="float" office:value="-5.5" calcext:value-type="float">
            <text:p><text:s/>(5,5) 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loext:min-decimal-places="0" number:min-integer-digits="1" number:grouping="true"/>
      <number:text> zł</number:text>
    </number:number-style>
    <number:number-style style:name="N113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zł</number:text>
    </number:number-style>
    <number:number-style style:name="N116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loext:min-decimal-places="0" number:min-integer-digits="1" number:grouping="true"/>
      <number:text>     </number:text>
    </number:number-style>
    <number:number-style style:name="N124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  </number:text>
    </number:number-style>
    <number:number-style style:name="N127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2" style:volatile="true">
      <loext:text> </loext:text>
      <loext:fill-character> </loext:fill-character>
      <number:text>-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6P2" style:volatile="true">
      <loext:text> </loext:text>
      <loext:fill-character> </loext:fill-character>
      <number:text>- zł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4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.00.0000</text:date>, <text:time style:data-style-name="N2" text:time-value="00:51:24.04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rosoft Office User</meta:initial-creator>
    <meta:creation-date>2020-07-01T05:50:09</meta:creation-date>
    <dc:date>2020-08-21T12:57:12.434000000</dc:date>
    <meta:generator>LibreOffice/6.4.5.2$Windows_X86_64 LibreOffice_project/a726b36747cf2001e06b58ad5db1aa3a9a1872d6</meta:generator>
    <meta:editing-duration>P1DT15H53M17S</meta:editing-duration>
    <meta:editing-cycles>5</meta:editing-cycles>
    <meta:document-statistic meta:table-count="1" meta:cell-count="222" meta:object-count="0"/>
    <meta:user-defined meta:name="AppVersion">16.0300</meta:user-defined>
    <meta:user-defined meta:name="ContentTypeId">0x01010000FFFA20196C5244A198B956263BCCC6</meta:user-defined>
    <meta:user-defined meta:name="DocSecurity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